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enticator.getRequesting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uthenticator.getRequesting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uthenticator.setDefault( java . net . Authenticato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uthenticator.getRequesting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uthenticator.getRequestingProm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uthenticator.requestPasswordAuthentication( java . net . InetAddress var0 , int var1 , java . lang . String var2 , java . lang . String var3 , java . lang . String var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uthenticator.getPassword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uthenticator.getRequesting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uthenticator.Authenti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